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goeUISymbol" svg:font-family="SegoeUISymbol" style:font-family-generic="roman"/>
    <style:font-face style:name="NSimSun" svg:font-family="NSimSun" style:font-family-generic="modern" style:font-pitch="fixed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</office:font-face-decls>
  <office:automatic-styles>
    <style:style style:name="P1" style:family="paragraph" style:parent-style-name="Normal">
      <style:paragraph-properties fo:break-before="page"/>
      <style:text-properties fo:color="#000000" style:font-name="Arial-BoldMT" fo:font-size="13pt" fo:font-weight="bold" style:font-size-asian="13pt" style:font-weight-asian="bold" style:font-size-complex="13pt" style:font-weight-complex="bold"/>
    </style:style>
    <style:style style:name="P2" style:family="paragraph" style:parent-style-name="Normal">
      <style:text-properties fo:color="#000000" style:font-name="ArialMT" fo:font-size="13pt" style:font-size-asian="13pt" style:font-size-complex="13pt"/>
    </style:style>
    <style:style style:name="P3" style:family="paragraph" style:parent-style-name="Normal">
      <style:text-properties fo:color="#000000" style:font-name="Arial-BoldMT" fo:font-size="13pt" fo:font-weight="bold" style:font-size-asian="13pt" style:font-weight-asian="bold" style:font-size-complex="13pt" style:font-weight-complex="bold"/>
    </style:style>
    <style:style style:name="P4" style:family="paragraph" style:parent-style-name="Normal">
      <style:text-properties officeooo:paragraph-rsid="000f43be"/>
    </style:style>
    <style:style style:name="P5" style:family="paragraph" style:parent-style-name="Normal">
      <style:text-properties officeooo:paragraph-rsid="0010e238"/>
    </style:style>
    <style:style style:name="P6" style:family="paragraph" style:parent-style-name="Normal" style:master-page-name="MP0">
      <style:paragraph-properties style:page-number="auto" fo:break-before="page"/>
    </style:style>
    <style:style style:name="P7" style:family="paragraph" style:parent-style-name="Normal">
      <style:text-properties officeooo:paragraph-rsid="0012ad9a"/>
    </style:style>
    <style:style style:name="P8" style:family="paragraph" style:parent-style-name="Normal">
      <style:text-properties officeooo:paragraph-rsid="00164c65"/>
    </style:style>
    <style:style style:name="P9" style:family="paragraph" style:parent-style-name="Normal">
      <style:text-properties officeooo:paragraph-rsid="001797df"/>
    </style:style>
    <style:style style:name="T1" style:family="text">
      <style:text-properties style:font-name="Segoe UI Symbol" style:font-name-complex="Segoe UI Symbol"/>
    </style:style>
    <style:style style:name="T2" style:family="text">
      <style:text-properties fo:color="#000000" style:font-name="Arial-BoldMT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000000" style:font-name="Arial-BoldMT" fo:font-size="13pt" fo:font-weight="normal" officeooo:rsid="000f43be" style:font-size-asian="13pt" style:font-weight-asian="normal" style:font-size-complex="13pt" style:font-weight-complex="normal"/>
    </style:style>
    <style:style style:name="T4" style:family="text">
      <style:text-properties fo:color="#000000" style:font-name="ArialMT" fo:font-size="13pt" style:font-size-asian="13pt" style:font-size-complex="13pt"/>
    </style:style>
    <style:style style:name="T5" style:family="text">
      <style:text-properties fo:color="#000000" style:font-name="ArialMT" fo:font-size="13pt" officeooo:rsid="000f43be" style:font-size-asian="13pt" style:font-size-complex="13pt"/>
    </style:style>
    <style:style style:name="T6" style:family="text">
      <style:text-properties fo:color="#000000" style:font-name="ArialMT" fo:font-size="13pt" officeooo:rsid="0012ad9a" style:font-size-asian="13pt" style:font-size-complex="13pt"/>
    </style:style>
    <style:style style:name="T7" style:family="text">
      <style:text-properties fo:color="#000000" style:font-name="ArialMT" fo:font-size="13pt" officeooo:rsid="001797df" style:font-size-asian="13pt" style:font-size-complex="13pt"/>
    </style:style>
    <style:style style:name="T8" style:family="text">
      <style:text-properties fo:color="#000000" style:font-name="ArialMT"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T9" style:family="text">
      <style:text-properties fo:color="#000000" style:font-name="ArialMT" fo:font-size="13pt" fo:font-style="normal" style:text-underline-style="solid" style:text-underline-width="auto" style:text-underline-color="font-color" fo:font-weight="bold" officeooo:rsid="0012ad9a" style:text-underline-mode="continuous" style:text-overline-mode="continuous" style:text-line-through-mode="continuous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color="#000000" style:font-name="ArialMT" fo:font-size="13pt" fo:font-style="normal" fo:font-weight="normal" officeooo:rsid="0012ad9a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color="#000000" style:font-name="ArialMT" fo:font-size="13pt" fo:font-style="normal" fo:font-weight="normal" officeooo:rsid="00164c65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color="#000000" style:font-name="ArialMT" fo:font-size="13pt" style:text-underline-style="none" fo:font-weight="normal" style:text-underline-mode="continuous" style:text-overline-mode="continuous" style:text-line-through-mode="continuous" style:font-size-asian="13pt" style:font-weight-asian="normal" style:font-size-complex="13pt" style:font-weight-complex="normal"/>
    </style:style>
    <style:style style:name="T13" style:family="text">
      <style:text-properties fo:color="#000000" style:font-name="ArialMT" fo:font-size="13pt" style:text-underline-style="none" fo:font-weight="normal" officeooo:rsid="00164c65" style:text-underline-mode="continuous" style:text-overline-mode="continuous" style:text-line-through-mode="continuous" style:font-size-asian="13pt" style:font-weight-asian="normal" style:font-size-complex="13pt" style:font-weight-complex="normal"/>
    </style:style>
    <style:style style:name="T14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0f43be" style:text-underline-mode="continuous" style:text-overline-mode="continuous" style:text-line-through-mode="continuous" style:font-weight-asian="bold" style:font-weight-complex="bold"/>
    </style:style>
    <style:style style:name="T16" style:family="text">
      <style:text-properties officeooo:rsid="000f43be"/>
    </style:style>
    <style:style style:name="T17" style:family="text">
      <style:text-properties officeooo:rsid="0010e238"/>
    </style:style>
    <style:style style:name="T18" style:family="text">
      <style:text-properties officeooo:rsid="0012ad9a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64c65"/>
    </style:style>
    <style:style style:name="T23" style:family="text">
      <style:text-properties officeooo:rsid="001797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ontstyle01"><text:span text:style-name="T1">➔</text:span></text:span><text:span text:style-name="fontstyle01"> </text:span><text:span text:style-name="fontstyle21">Cas d’utilisation : ( Jouer à un jeu )</text:span></text:p>
      <text:p text:style-name="Normal"><text:span text:style-name="Default_20_Paragraph_20_Font"><text:span text:style-name="T2"><text:line-break/></text:span></text:span><text:span text:style-name="fontstyle31">● </text:span><text:span text:style-name="fontstyle21">paramètre : </text:span><text:span text:style-name="fontstyle31">jouer la partie pour avoir un gagnant</text:span><text:span text:style-name="Default_20_Paragraph_20_Font"><text:span text:style-name="T4"><text:line-break/></text:span></text:span><text:span text:style-name="fontstyle31">● </text:span><text:span text:style-name="fontstyle21">niveau </text:span><text:span text:style-name="fontstyle31">: but utilisateur</text:span><text:span text:style-name="Default_20_Paragraph_20_Font"><text:span text:style-name="T4"><text:line-break/></text:span></text:span><text:span text:style-name="fontstyle31">● </text:span><text:span text:style-name="fontstyle21">Acteur principal </text:span><text:span text:style-name="fontstyle31">: joueur</text:span><text:span text:style-name="Default_20_Paragraph_20_Font"><text:span text:style-name="T4"><text:line-break/></text:span></text:span><text:span text:style-name="fontstyle31">● </text:span><text:span text:style-name="fontstyle21">précondition </text:span><text:span text:style-name="fontstyle31">: les informations sont valides</text:span><text:span text:style-name="Default_20_Paragraph_20_Font"><text:span text:style-name="T4"><text:line-break/></text:span></text:span><text:span text:style-name="fontstyle31">● </text:span><text:span text:style-name="fontstyle21">post-conditions </text:span><text:span text:style-name="fontstyle31">: avoir un gagnant a la fin de jeu</text:span></text:p>
      <text:p text:style-name="P4"><text:span text:style-name="Default_20_Paragraph_20_Font"><text:span text:style-name="T4"><text:line-break/></text:span></text:span><text:span text:style-name="fontstyle21">Scénario nominal : ( Jouer à un jeu )</text:span></text:p>
      <text:p text:style-name="P4"><text:span text:style-name="Default_20_Paragraph_20_Font"><text:span text:style-name="T3">1.</text:span></text:span><text:span text:style-name="fontstyle31">Le programme demande à quel jeu les joueurs veulent jouer</text:span></text:p>
      <text:p text:style-name="P7"><text:span text:style-name="fontstyle31"><text:span text:style-name="T16">2.</text:span></text:span><text:span text:style-name="fontstyle31">Les joueurs choisissent le jeu de </text:span><text:span text:style-name="fontstyle31"><text:span text:style-name="T16">puissance 4</text:span></text:span><text:span text:style-name="fontstyle31"><text:line-break/></text:span><text:span text:style-name="fontstyle31"><text:span text:style-name="T16">3</text:span></text:span><text:span text:style-name="fontstyle31">. Le programme demande le nom du joueur 1</text:span><text:span text:style-name="Default_20_Paragraph_20_Font"><text:span text:style-name="T4"><text:line-break/></text:span></text:span><text:span text:style-name="Default_20_Paragraph_20_Font"><text:span text:style-name="T5">4</text:span></text:span><text:span text:style-name="fontstyle31">. Le joueur 1 saisit son nom</text:span><text:span text:style-name="Default_20_Paragraph_20_Font"><text:span text:style-name="T4"><text:line-break/></text:span></text:span><text:span text:style-name="Default_20_Paragraph_20_Font"><text:span text:style-name="T5">5</text:span></text:span><text:span text:style-name="fontstyle31">. le programme enregistre le nom de joueur 1</text:span><text:span text:style-name="Default_20_Paragraph_20_Font"><text:span text:style-name="T4"><text:line-break/></text:span></text:span><text:span text:style-name="Default_20_Paragraph_20_Font"><text:span text:style-name="T5">6</text:span></text:span><text:span text:style-name="fontstyle31">. Le joueur 2 saisit son nom.</text:span><text:span text:style-name="Default_20_Paragraph_20_Font"><text:span text:style-name="T4"><text:line-break/></text:span></text:span><text:span text:style-name="Default_20_Paragraph_20_Font"><text:span text:style-name="T5">7</text:span></text:span><text:span text:style-name="fontstyle31">. Le programme demande le nom du joueur 2</text:span></text:p>
      <text:p text:style-name="P7"><text:span text:style-name="fontstyle31"><text:span text:style-name="T18">8. </text:span></text:span><text:span text:style-name="fontstyle31"><text:span text:style-name="T6">le joueur courant devient le joueur 1</text:span></text:span></text:p>
      <text:p text:style-name="P7"><text:span text:style-name="fontstyle31"><text:span text:style-name="T6">9. le programme initialise la partie</text:span></text:span><text:span text:style-name="Default_20_Paragraph_20_Font"><text:span text:style-name="T4"><text:line-break/></text:span></text:span><text:span text:style-name="Default_20_Paragraph_20_Font"><text:span text:style-name="T6">10</text:span></text:span><text:span text:style-name="Default_20_Paragraph_20_Font"><text:span text:style-name="T5">.</text:span></text:span><text:span text:style-name="fontstyle31"><text:span text:style-name="T14">Appel uc : </text:span></text:span><text:span text:style-name="fontstyle31"><text:span text:style-name="T9">Jouer une partie</text:span></text:span><text:span text:style-name="fontstyle31"><text:span text:style-name="T14"> de </text:span></text:span><text:span text:style-name="fontstyle31"><text:span text:style-name="T15">Puissance 4</text:span></text:span><text:span text:style-name="Default_20_Paragraph_20_Font"><text:span text:style-name="T4"><text:line-break/></text:span></text:span><text:span text:style-name="fontstyle31">1</text:span><text:span text:style-name="fontstyle31"><text:span text:style-name="T18">1</text:span></text:span><text:span text:style-name="fontstyle31">. le programme change le joueur courant</text:span><text:span text:style-name="Default_20_Paragraph_20_Font"><text:span text:style-name="T4"><text:line-break/></text:span></text:span><text:span text:style-name="fontstyle31">1</text:span><text:span text:style-name="fontstyle31"><text:span text:style-name="T18">2</text:span></text:span><text:span text:style-name="fontstyle31">. le programme teste si la partie est finie</text:span><text:span text:style-name="Default_20_Paragraph_20_Font"><text:span text:style-name="T4"><text:line-break/></text:span></text:span><text:span text:style-name="fontstyle31">1</text:span><text:span text:style-name="fontstyle31"><text:span text:style-name="T18">3</text:span></text:span><text:span text:style-name="fontstyle31">. Si le programme détermine que la partie est finie, il continue au pt 15 du</text:span><text:span text:style-name="Default_20_Paragraph_20_Font"><text:span text:style-name="T4"><text:line-break/></text:span></text:span><text:span text:style-name="fontstyle31">S.N, sinon retour au point 9 du S.N</text:span><text:span text:style-name="Default_20_Paragraph_20_Font"><text:span text:style-name="T4"><text:line-break/></text:span></text:span><text:span text:style-name="fontstyle31">1</text:span><text:span text:style-name="fontstyle31"><text:span text:style-name="T18">4</text:span></text:span><text:span text:style-name="fontstyle31">. le programme détermine le vainqueur</text:span><text:span text:style-name="Default_20_Paragraph_20_Font"><text:span text:style-name="T4"><text:line-break/></text:span></text:span><text:span text:style-name="fontstyle31">1</text:span><text:span text:style-name="fontstyle31"><text:span text:style-name="T18">5</text:span></text:span><text:span text:style-name="fontstyle31">. le programme incrémente de 1 le nombre de victoire du vainqueur</text:span><text:span text:style-name="Default_20_Paragraph_20_Font"><text:span text:style-name="T4"><text:line-break/></text:span></text:span><text:span text:style-name="fontstyle31">1</text:span><text:span text:style-name="fontstyle31"><text:span text:style-name="T18">6</text:span></text:span><text:span text:style-name="fontstyle31">. le programme affiche le nom du vainqueur</text:span><text:span text:style-name="Default_20_Paragraph_20_Font"><text:span text:style-name="T4"><text:line-break/></text:span></text:span><text:span text:style-name="fontstyle31">1</text:span><text:span text:style-name="fontstyle31"><text:span text:style-name="T18">7</text:span></text:span><text:span text:style-name="fontstyle31">. le programme propose de rejouer une autre partie</text:span><text:span text:style-name="Default_20_Paragraph_20_Font"><text:span text:style-name="T4"><text:line-break/></text:span></text:span><text:span text:style-name="fontstyle31">1</text:span><text:span text:style-name="fontstyle31"><text:span text:style-name="T18">8</text:span></text:span><text:span text:style-name="fontstyle31">.les joueurs décident d'arrêter</text:span><text:span text:style-name="Default_20_Paragraph_20_Font"><text:span text:style-name="T4"><text:line-break/></text:span></text:span><text:span text:style-name="fontstyle31"><text:span text:style-name="T16">1</text:span></text:span><text:span text:style-name="fontstyle31"><text:span text:style-name="T18">9</text:span></text:span><text:span text:style-name="fontstyle31">. le programme affiche le nombre de partie gagnée par chacun</text:span><text:span text:style-name="Default_20_Paragraph_20_Font"><text:span text:style-name="T4"><text:line-break/></text:span></text:span><text:span text:style-name="fontstyle31">des joueurs</text:span><text:span text:style-name="Default_20_Paragraph_20_Font"><text:span text:style-name="T4"><text:line-break/></text:span></text:span><text:span text:style-name="fontstyle31"><text:span text:style-name="T18">20</text:span></text:span><text:span text:style-name="fontstyle31">. le programme affiche le nom du vainqueur</text:span></text:p>
      <text:p text:style-name="P7"><text:span text:style-name="Default_20_Paragraph_20_Font"><text:span text:style-name="T4"><text:line-break/></text:span></text:span><text:span text:style-name="fontstyle21">Scénario alternative : ( </text:span><text:span text:style-name="fontstyle21">Jouer à un jeu</text:span><text:span text:style-name="fontstyle21"> )</text:span><text:span text:style-name="Default_20_Paragraph_20_Font"><text:span text:style-name="T2"><text:line-break/></text:span></text:span><text:span text:style-name="Default_20_Paragraph_20_Font"><text:span text:style-name="T3">2.a- </text:span></text:span><text:span text:style-name="fontstyle31">Les joueurs choisissent </text:span><text:span text:style-name="fontstyle31"><text:span text:style-name="T16">jeu de Nim</text:span></text:span></text:p>
      <text:p text:style-name="Normal"><text:span text:style-name="fontstyle31"><text:s text:c="2"/></text:span><text:span text:style-name="fontstyle31"><text:span text:style-name="T17">1-Le programme demande le nombre de tas avec </text:span></text:span><text:span text:style-name="fontstyle31"><text:span text:style-name="T18">lequel les joueurs veulent jouer</text:span></text:span></text:p>
      <text:p text:style-name="Normal"><text:span text:style-name="fontstyle31"><text:s text:c="2"/></text:span><text:span text:style-name="fontstyle31"><text:span text:style-name="T18">2-Les joueurs saisissent un nombre</text:span></text:span></text:p>
      <text:p text:style-name="Normal"><text:span text:style-name="fontstyle31"><text:s text:c="2"/></text:span><text:span text:style-name="fontstyle31"><text:span text:style-name="T18">3-Le programme enregistre ce nombre et créer ce nombre de tas</text:span></text:span></text:p>
      <text:p text:style-name="P5"><text:span text:style-name="fontstyle31"><text:span text:style-name="T10">10</text:span></text:span><text:span text:style-name="fontstyle31"><text:span text:style-name="T17">.a Les joueurs ont choisi </text:span></text:span><text:span text:style-name="fontstyle31"><text:span text:style-name="T16">jeu de Nim</text:span></text:span></text:p>
      <text:p text:style-name="P8"><text:span text:style-name="fontstyle31"><text:s text:c="2"/></text:span><text:span text:style-name="fontstyle31"><text:span text:style-name="T16">1- </text:span></text:span><text:span text:style-name="fontstyle31"><text:span text:style-name="T14">Appel uc : </text:span></text:span><text:span text:style-name="fontstyle31"><text:span text:style-name="T15">Jouer une partie de jeu de Nim</text:span></text:span><text:span text:style-name="Default_20_Paragraph_20_Font"><text:span text:style-name="T8"><text:line-break/></text:span></text:span><text:span text:style-name="Default_20_Paragraph_20_Font"><text:span text:style-name="T12">15.a- </text:span></text:span><text:span text:style-name="Default_20_Paragraph_20_Font"><text:span text:style-name="T13">Les joueurs ont choisi Puissance 4 et </text:span></text:span><text:span text:style-name="Default_20_Paragraph_20_Font"><text:span text:style-name="T12">la grille est remplie mais aucun des joueurs n’est vainqueur<text:line-break/> <text:s/>1. le programme affiche que personne n’a gagné, la partie est déclarée nulle<text:line-break/> <text:s/>2. n’incrémente pas le nombre de victoire<text:line-break/> <text:s/>3. le programme continue au pt 1</text:span></text:span><text:span text:style-name="Default_20_Paragraph_20_Font"><text:span text:style-name="T13">7</text:span></text:span><text:span text:style-name="Default_20_Paragraph_20_Font"><text:span text:style-name="T12"> du S.N</text:span></text:span><text:span text:style-name="Default_20_Paragraph_20_Font"><text:span text:style-name="T8"><text:line-break/></text:span></text:span><text:span text:style-name="fontstyle31">1</text:span><text:span text:style-name="fontstyle31"><text:span text:style-name="T10">7</text:span></text:span><text:span text:style-name="fontstyle31">.a- les joueurs décident de rejouer une partie</text:span><text:span text:style-name="Default_20_Paragraph_20_Font"><text:span text:style-name="T4"><text:line-break/></text:span></text:span><text:span text:style-name="fontstyle31"> <text:s/>1- retour au pt </text:span><text:span text:style-name="fontstyle31"><text:span text:style-name="T11">9</text:span></text:span><text:span text:style-name="fontstyle31"> de S.N</text:span><text:line-break/><text:span text:style-name="fontstyle31"><text:span text:style-name="T10">20</text:span></text:span><text:span text:style-name="fontstyle31">.a- les joueurs sont à égalité</text:span><text:span text:style-name="Default_20_Paragraph_20_Font"><text:span text:style-name="T4"><text:line-break/></text:span></text:span><text:span text:style-name="fontstyle31"> <text:s/>1- le programme affiche "ex aequo"</text:span></text:p>
      <text:p text:style-name="P1"/>
      <text:p text:style-name="Normal"><text:span text:style-name="fontstyle21">Scénario nominal : ( Jouer une partie de jeu de Nim )</text:span><text:span text:style-name="T4"><text:line-break/></text:span><text:span text:style-name="T7">1</text:span><text:span text:style-name="T4">. Le programme affiche l'état de la partie et invite le joueur courant<text:line-break/>à jouer son coup en rappelant son nom et la forme d'un coup.<text:line-break/></text:span><text:span text:style-name="T7">2</text:span><text:span text:style-name="T4">. le joueur courant joue un coup valide</text:span></text:p>
      <text:p text:style-name="P7"><text:span text:style-name="T7">3</text:span><text:span text:style-name="T6">. le programme enregistre le coup</text:span></text:p>
      <text:p text:style-name="P2"/>
      <text:p text:style-name="Normal"><text:span text:style-name="fontstyle21">Scénario alternative : ( Jouer une partie de jeu de Nim )</text:span></text:p>
      <text:p text:style-name="Normal"><text:span text:style-name="Default_20_Paragraph_20_Font"><text:span text:style-name="T7">2</text:span></text:span><text:span text:style-name="Default_20_Paragraph_20_Font"><text:span text:style-name="T4">.a-le joueur joue un coup non valide<text:line-break/> <text:s/>1. le programme affiche au joueur un message pour rejouer<text:line-break/> <text:s/>2. le retour au pt <text:s/></text:span></text:span><text:span text:style-name="Default_20_Paragraph_20_Font"><text:span text:style-name="T6">2 </text:span></text:span><text:span text:style-name="Default_20_Paragraph_20_Font"><text:span text:style-name="T4">de S.N</text:span></text:span></text:p>
      <text:p text:style-name="Normal"/>
      <text:p text:style-name="Normal"/>
      <text:p text:style-name="Normal"/>
      <text:p text:style-name="Normal"><text:span text:style-name="fontstyle21">Scénario nominal : ( Jouer une partie de puissance 4 )</text:span><text:span text:style-name="T4"><text:line-break/></text:span><text:span text:style-name="T6">1</text:span><text:span text:style-name="T4">. Le programme affiche l'état de la partie et invite le joueur courant<text:line-break/>à choisir une colonne dans laquelle placer son jeton, </text:span><text:span text:style-name="T6">ou à effectuer une rotation</text:span><text:span text:style-name="T4"><text:line-break/></text:span><text:span text:style-name="T6">2</text:span><text:span text:style-name="T4">. le joueur courant joue une colonne valide<text:line-break/></text:span><text:span text:style-name="T6">3</text:span><text:span text:style-name="T4">. le programme enregistre le coup du joueur</text:span></text:p>
      <text:p text:style-name="P2"/>
      <text:p text:style-name="Normal"><text:span text:style-name="fontstyle21">Scénario alternative : ( Jouer une partie de puissance 4 )</text:span></text:p>
      <text:p text:style-name="P9"><text:span text:style-name="T6">2</text:span><text:span text:style-name="T4">.a- le joueur choisie une colonne non valide<text:line-break/> <text:s/>1. le programme affiche au joueur un message pour rejouer<text:line-break/> <text:s/>2. le retour au pt </text:span><text:span text:style-name="T6">1</text:span><text:span text:style-name="T4"> de S.N</text:span></text:p>
      <text:p text:style-name="P9"><text:span text:style-name="T7">2.b- le joueur effectue une rotation</text:span></text:p>
      <text:p text:style-name="P9"><text:span text:style-name="T7"><text:s text:c="2"/>1. le programme replace tous le jetons de manière à simuler une rotation</text:span><text:span text:style-name="T4"><text:line-break/>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goeUISymbol" svg:font-family="SegoeUISymbol" style:font-family-generic="roman"/>
    <style:font-face style:name="NSimSun" svg:font-family="NSimSun" style:font-family-generic="modern" style:font-pitch="fixed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 Symbol" svg:font-family="'Segoe UI Symbol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SegoeUISymbol" fo:font-family="SegoeUISymbol" style:font-family-generic="roman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fontstyle21" style:family="text" style:parent-style-name="Default_20_Paragraph_20_Font">
      <style:text-properties fo:color="#000000" style:font-name="Arial-BoldMT" fo:font-family="Arial-BoldMT" style:font-family-generic="roman" style:font-pitch="variabl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fontstyle31" style:family="text" style:parent-style-name="Default_20_Paragraph_20_Font">
      <style:text-properties fo:color="#000000" style:font-name="ArialMT" fo:font-family="ArialMT" style:font-family-generic="roman" style:font-pitch="variabl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creation-date>2022-03-21T11:57:00Z</meta:creation-date>
    <dc:date>2022-03-22T21:55:52.841000000</dc:date>
    <meta:editing-cycles>5</meta:editing-cycles>
    <meta:editing-duration>PT50M57S</meta:editing-duration>
    <meta:document-statistic meta:table-count="0" meta:image-count="0" meta:object-count="0" meta:page-count="2" meta:paragraph-count="22" meta:word-count="576" meta:character-count="3078" meta:non-whitespace-character-count="2491"/>
    <meta:template xlink:type="simple" xlink:actuate="onRequest" xlink:title="" xlink:href="Normal"/>
  </office:meta>
</office:document-meta>
</file>